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856cc" officeooo:paragraph-rsid="000856c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56cc" officeooo:paragraph-rsid="000856cc" style:font-weight-asian="bold" style:font-weight-complex="bold"/>
    </style:style>
    <style:style style:name="P3" style:family="paragraph" style:parent-style-name="Standard">
      <style:text-properties officeooo:rsid="000b653a" officeooo:paragraph-rsid="000b653a"/>
    </style:style>
    <style:style style:name="P4" style:family="paragraph" style:parent-style-name="Standard">
      <style:text-properties officeooo:rsid="000b653a" officeooo:paragraph-rsid="000dfa71"/>
    </style:style>
    <style:style style:name="P5" style:family="paragraph" style:parent-style-name="Standard">
      <style:text-properties officeooo:rsid="000b653a" officeooo:paragraph-rsid="0010412e"/>
    </style:style>
    <style:style style:name="P6" style:family="paragraph" style:parent-style-name="Standard">
      <style:text-properties officeooo:rsid="000c46ea" officeooo:paragraph-rsid="000c46ea"/>
    </style:style>
    <style:style style:name="P7" style:family="paragraph" style:parent-style-name="Standard">
      <style:text-properties fo:font-size="14pt" officeooo:rsid="000b653a" officeooo:paragraph-rsid="000b653a" style:font-size-asian="14pt" style:font-size-complex="14pt"/>
    </style:style>
    <style:style style:name="P8" style:family="paragraph" style:parent-style-name="Standard">
      <style:text-properties officeooo:rsid="001a0737" officeooo:paragraph-rsid="001a0737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06b3c7" officeooo:paragraph-rsid="0006b3c7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6pt" officeooo:rsid="000b653a" officeooo:paragraph-rsid="000b653a" style:font-size-asian="16pt" style:font-size-complex="16pt"/>
    </style:style>
    <style:style style:name="T1" style:family="text">
      <style:text-properties officeooo:rsid="000c46ea"/>
    </style:style>
    <style:style style:name="T2" style:family="text">
      <style:text-properties officeooo:rsid="000f9883"/>
    </style:style>
    <style:style style:name="T3" style:family="text">
      <style:text-properties officeooo:rsid="0010412e"/>
    </style:style>
    <style:style style:name="T4" style:family="text">
      <style:text-properties officeooo:rsid="0017d723"/>
    </style:style>
    <style:style style:name="T5" style:family="text">
      <style:text-properties officeooo:rsid="001a0737"/>
    </style:style>
    <style:style style:name="T6" style:family="text">
      <style:text-properties officeooo:rsid="001b1df3"/>
    </style:style>
    <style:style style:name="T7" style:family="text">
      <style:text-properties officeooo:rsid="001b6299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teal Tree: Low-Overhead Tracing of Work Stealing Scheduler</text:p>
      <text:p text:style-name="P2"/>
      <text:p text:style-name="P2"/>
      <text:p text:style-name="P1"/>
      <text:p text:style-name="P7"><draw:frame draw:style-name="fr1" draw:name="Object1" text:anchor-type="paragraph" svg:width="19.08cm" svg:height="10.46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10">Contributors :</text:p>
      <text:p text:style-name="P10"/>
      <text:p text:style-name="P3">Sagar</text:p>
      <text:p text:style-name="P3"/>
      <text:p text:style-name="P3">* <text:span text:style-name="T1">Creating all the structures for the Task and WorkingPhases and there member functions and static functions including data structures for :</text:span></text:p>
      <text:p text:style-name="P3"><text:tab/>- <text:span text:style-name="T1">ContinuationHdr (86)</text:span></text:p>
      <text:p text:style-name="P3"><text:tab/>- <text:span text:style-name="T1">Task (112)</text:span></text:p>
      <text:p text:style-name="P3"><text:tab/>- <text:span text:style-name="T1">PipeDeQueue (150)</text:span></text:p>
      <text:p text:style-name="P3"><text:s/><text:tab/>- <text:span text:style-name="T1">WorkingPhaseInfo (268)</text:span></text:p>
      <text:p text:style-name="P3"><text:tab/>- <text:span text:style-name="T1">HelpFirstInfo (306)</text:span></text:p>
      <text:p text:style-name="P6"><text:tab/>- WorkingStateHdr (396)</text:p>
      <text:p text:style-name="P4"><text:tab/>- <text:span text:style-name="T1">ReplayWorkingStateHdr (449)</text:span></text:p>
      <text:p text:style-name="P4"/>
      <text:p text:style-name="P4">* <text:span text:style-name="T2">functions for</text:span> <text:span text:style-name="T2">reading and writing WorkingStateHdrs <text:s/>for all workers (all tracing info) this also includes other member function of the structures that help writing them into files</text:span></text:p>
      <text:p text:style-name="P5"><text:tab/>- <text:span text:style-name="T3">writeWorkerStateHdrs (518)</text:span></text:p>
      <text:p text:style-name="P5"><text:tab/>- <text:span text:style-name="T3">readReplayWorkerStateHdrs (529)</text:span></text:p>
      <text:p text:style-name="P5"/>
      <text:p text:style-name="P5">* <text:span text:style-name="T4">changes in the steal (for tracing and replay) and async</text:span></text:p>
      <text:p text:style-name="P5"><text:tab/>- <text:span text:style-name="T4">line number 739 (tracing)</text:span></text:p>
      <text:p text:style-name="P5"><text:tab/>- <text:span text:style-name="T4">line number 816 (replay-steal)</text:span></text:p>
      <text:p text:style-name="P5"><text:soft-page-break/><text:tab/>- <text:span text:style-name="T4">line number 1089 (replay-async)</text:span></text:p>
      <text:p text:style-name="P5"/>
      <text:p text:style-name="P5">* <text:span text:style-name="T5">creating library functions like :</text:span></text:p>
      <text:p text:style-name="P8"><text:tab/>- updateStealTask (1057)</text:p>
      <text:p text:style-name="P8"><text:tab/>- markStolen (575)</text:p>
      <text:p text:style-name="P8"><text:tab/>- <text:span text:style-name="T6">init_executionTask (556)</text:span></text:p>
      <text:p text:style-name="P8"><text:tab/>- <text:span text:style-name="T7">getEnvVariable (949)</text:span></text:p>
      <text:p text:style-name="P8"><text:tab/>- <text:span text:style-name="T7">init_tracing (999)</text:span></text:p>
      <text:p text:style-name="P8"><text:tab/>- <text:span text:style-name="T7">init_replay (990)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22:39:30.153852967</meta:creation-date>
    <dc:date>2019-04-30T23:09:33.544059911</dc:date>
    <meta:editing-duration>PT29M54S</meta:editing-duration>
    <meta:editing-cycles>25</meta:editing-cycles>
    <meta:generator>LibreOffice/5.1.6.2$Linux_X86_64 LibreOffice_project/10m0$Build-2</meta:generator>
    <meta:document-statistic meta:table-count="0" meta:image-count="0" meta:object-count="1" meta:page-count="2" meta:paragraph-count="25" meta:word-count="138" meta:character-count="942" meta:non-whitespace-character-count="80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79cm" svg:height="10.464cm" xlink:href="." xlink:type="simple" chart:class="chart:bar" chart:style-name="ch1">
        <chart:title svg:x="5.54cm" svg:y="0.345cm" chart:style-name="ch2">
          <text:p>Nqeens Execution Overhead by Tracing</text:p>
        </chart:title>
        <chart:subtitle svg:x="2.338cm" svg:y="1.333cm" chart:style-name="ch3">
          <text:p>Represent Difference in Execution Time of Default Cotton-Runtime and with Tracing</text:p>
        </chart:subtitle>
        <chart:legend chart:legend-position="end" svg:x="14.752cm" svg:y="4.684cm" style:legend-expansion="high" chart:style-name="ch4"/>
        <chart:plot-area chart:style-name="ch5" chart:data-source-has-labels="both" svg:x="1.392cm" svg:y="2.225cm" svg:width="12.979cm" svg:height="7.049cm">
          <chartooo:coordinate-region svg:x="2.119cm" svg:y="2.425cm" svg:width="12.252cm" svg:height="6.202cm"/>
          <chart:axis chart:dimension="x" chart:name="primary-x" chart:style-name="ch6" chartooo:axis-type="auto">
            <chartooo:date-scale/>
            <chart:title svg:x="6.448cm" svg:y="9.483cm" chart:style-name="ch7">
              <text:p>Number of Workers</text:p>
            </chart:title>
            <chart:categories table:cell-range-address="local-table.$A$2:.$A$5"/>
          </chart:axis>
          <chart:axis chart:dimension="y" chart:name="primary-y" chart:style-name="ch8">
            <chart:title svg:x="0.451cm" svg:y="7.817cm" chart:style-name="ch9">
              <text:p>Execution Time (in seconds)</text:p>
            </chart:title>
            <chart:grid chart:style-name="ch10" chart:class="major"/>
          </chart:axis>
          <chart:series chart:style-name="ch11" chart:values-cell-range-address="local-table.$B$2:.$B$5" chart:label-cell-address="local-table.$B$1" chart:class="chart:bar">
            <chart:data-point chart:repeated="4"/>
          </chart:series>
          <chart:series chart:style-name="ch12" chart:values-cell-range-address="local-table.$C$2:.$C$5" chart:label-cell-address="local-table.$C$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 Execution Time</text:p>
              </table:table-cell>
              <table:table-cell office:value-type="string">
                <text:p>Tracing Execution Tim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5589596">
                <text:p>0.5589596</text:p>
              </table:table-cell>
              <table:table-cell office:value-type="float" office:value="0.5836018">
                <text:p>0.583601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29401">
                <text:p>0.329401</text:p>
              </table:table-cell>
              <table:table-cell office:value-type="float" office:value="0.343693166666667">
                <text:p>0.3436931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94712666666667">
                <text:p>0.294712666666667</text:p>
              </table:table-cell>
              <table:table-cell office:value-type="float" office:value="0.298145333333333">
                <text:p>0.298145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680935">
                <text:p>0.2680935</text:p>
              </table:table-cell>
              <table:table-cell office:value-type="float" office:value="0.272962">
                <text:p>0.2729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